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14ec" officeooo:paragraph-rsid="0014b02a"/>
    </style:style>
    <style:style style:name="P2" style:family="paragraph" style:parent-style-name="Standard">
      <style:text-properties fo:font-size="14pt" officeooo:rsid="0013409e" officeooo:paragraph-rsid="0013409e" style:font-size-asian="14pt" style:font-size-complex="14pt"/>
    </style:style>
    <style:style style:name="P3" style:family="paragraph" style:parent-style-name="Standard">
      <style:text-properties fo:font-size="14pt" officeooo:rsid="0014b02a" officeooo:paragraph-rsid="00158bc9" style:font-size-asian="14pt" style:font-size-complex="14pt"/>
    </style:style>
    <style:style style:name="P4" style:family="paragraph" style:parent-style-name="Standard">
      <style:text-properties fo:font-size="14pt" officeooo:rsid="0017bde4" officeooo:paragraph-rsid="0017bde4" style:font-size-asian="14pt" style:font-size-complex="14pt"/>
    </style:style>
    <style:style style:name="P5" style:family="paragraph" style:parent-style-name="Standard">
      <style:text-properties fo:font-size="14pt" officeooo:rsid="0018b66d" officeooo:paragraph-rsid="0018b66d" style:font-size-asian="14pt" style:font-size-complex="14pt"/>
    </style:style>
    <style:style style:name="P6" style:family="paragraph" style:parent-style-name="Standard">
      <style:text-properties fo:font-size="14pt" officeooo:rsid="0019e3fa" officeooo:paragraph-rsid="0019e3fa" style:font-size-asian="14pt" style:font-size-complex="14pt"/>
    </style:style>
    <style:style style:name="T1" style:family="text">
      <style:text-properties officeooo:rsid="0014b02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4b02a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58b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From:</text:span><text:span text:style-name="T2"> </text:span><text:span text:style-name="T3">Mr. Shlomi Fish ( </text:span><text:a xlink:type="simple" xlink:href="http://www.shlomifish.org/" text:style-name="Internet_20_link" text:visited-style-name="Visited_20_Internet_20_Link"><text:span text:style-name="T3">http://www.shlomifish.org/</text:span></text:a><text:span text:style-name="T3"> ; </text:span><text:a xlink:type="simple" xlink:href="mailto:shlomif@shlomifish.org" text:style-name="Internet_20_link" text:visited-style-name="Visited_20_Internet_20_Link"><text:span text:style-name="T3">shlomif@shlomifish.org</text:span></text:a><text:span text:style-name="T3"> )</text:span></text:p>
      <text:p text:style-name="P1"><text:span text:style-name="T3"/></text:p>
      <text:p text:style-name="P2"><text:span text:style-name="T5">To:</text:span> <text:span text:style-name="T1">Summer Glau</text:span></text:p>
      <text:p text:style-name="P2"/>
      <text:p text:style-name="P3"><text:span text:style-name="T5">Subject:</text:span> <text:span text:style-name="T6">Invitation to come to </text:span><text:a xlink:type="simple" xlink:href="http://2014.olamot-con.org.il/" text:style-name="Internet_20_link" text:visited-style-name="Visited_20_Internet_20_Link"><text:span text:style-name="T6">http://olamot-con.org.il/</text:span></text:a><text:span text:style-name="T6"> in Tel Aviv, Israel ; Transfer of the brown ten-sided (d10) die ; requesting your commentary on my fanfic featuring you.</text:span></text:p>
      <text:p text:style-name="P3"/>
      <text:p text:style-name="P6">[This letter is permenanetly available in electronic form here: ].</text:p>
      <text:p text:style-name="P6"/>
      <text:p text:style-name="P4">Dear Summer,</text:p>
      <text:p text:style-name="P4"/>
      <text:p text:style-name="P4">I'm a very big fan of yours, and I wish you good luck with your upcoming marriage and with the upcoming birth.</text:p>
      <text:p text:style-name="P4"/>
      <text:p text:style-name="P5">Now let me get down to business.</text:p>
      <text:p text:style-name="P5"/>
      <text:p text:style-name="P5">1. The first is that you ar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9:44:04.844867553</meta:creation-date>
    <meta:generator>LibreOffice/4.3.1.2$Linux_X86_64 LibreOffice_project/430$Build-2</meta:generator>
    <dc:date>2014-10-07T20:00:06.566630818</dc:date>
    <meta:editing-duration>PT15M58S</meta:editing-duration>
    <meta:editing-cycles>9</meta:editing-cycles>
    <meta:document-statistic meta:table-count="0" meta:image-count="0" meta:object-count="0" meta:page-count="1" meta:paragraph-count="8" meta:word-count="87" meta:character-count="518" meta:non-whitespace-character-count="438"/>
  </office:meta>
</office:document-meta>
</file>